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mlElementBodyTag.flushBufferedBodyContent( BodyContent body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tmlElementBodyTag.remov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BodyTag.setBodyContent( BodyContent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Body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tmlElementBodyTag.doEnd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tmlElementBodyTag.should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BodyTag.doIni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BodyTag.renderFromBodyContent( BodyContent bodyContent ,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BodyTag.onWriteTag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BodyTag.expos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Body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